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inuationClassLoader.getParamTypes( ConstantPool cp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ClassLoader.transform( JavaClass java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inuationClassLoader.getReturnType( ConstantPool cp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inuationClassLoader.getTypeSuffix( Type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inuationClassLoader.getObjectType( ConstantPool cp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inuationClassLoader.rewrite( MethodGen method , ControlFlowGraph cfg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ContinuationClassLoader.loadClass( String name , boolean resolv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inuationClassLoader.duplicateStack( MethodGen method , InvokeInstruction invoke , ObjectType object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ntinuationClassLoader.restoreFrame( MethodGen method , InstructionHandle handle , InstructionFactory insFactory , Frame frame , ObjectType objecttyp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ContinuationClassLoader.saveFrame( MethodGen method , InstructionHandle handle , int pc , InstructionFactory insFactory , Frame fr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ntinuationClassLoader.Continuation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inuationClassLoader.rewriteable( MethodGen method , InstructionHandle ha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inuationClassLoader.analyse( ClassGen clazz , MethodGen method , ControlFlowGraph cfg , InstConstraintVisitor icv , ExecutionVisitor ev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ContinuationClassLoader.isValid( MethodGen 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inuationClassLoader.getPopMethod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inuationClassLoader.getPushMethod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